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1pt" style:font-size-asian="11pt" style:font-size-complex="11pt"/>
    </style:style>
    <style:style style:name="P2" style:family="paragraph" style:parent-style-name="Standard">
      <style:paragraph-properties fo:text-align="start" style:justify-single-word="false">
        <style:tab-stops/>
      </style:paragraph-properties>
      <style:text-properties style:font-name="Times New Roman" fo:font-size="10pt" style:font-size-asian="10pt" style:font-size-complex="10pt"/>
    </style:style>
    <style:style style:name="P3" style:family="paragraph" style:parent-style-name="Standard">
      <style:paragraph-properties fo:text-align="center" style:justify-single-word="false"/>
      <style:text-properties style:font-name="Sylfaen" fo:font-size="13pt" style:font-size-asian="13pt" style:font-size-complex="13pt"/>
    </style:style>
    <style:style style:name="P4" style:family="paragraph" style:parent-style-name="Standard">
      <style:paragraph-properties fo:text-align="center" style:justify-single-word="false"/>
      <style:text-properties style:font-name="Sylfaen" fo:font-size="11pt" style:font-size-asian="11pt" style:font-size-complex="11pt"/>
    </style:style>
    <style:style style:name="P5" style:family="paragraph" style:parent-style-name="Standard">
      <style:paragraph-properties fo:text-align="start" style:justify-single-word="false">
        <style:tab-stops/>
      </style:paragraph-properties>
      <style:text-properties style:font-name="Sylfaen" fo:font-size="11pt" style:font-size-asian="11pt" style:font-size-complex="11pt"/>
    </style:style>
    <style:style style:name="P6" style:family="paragraph" style:parent-style-name="Standard">
      <style:paragraph-properties fo:text-align="start" style:justify-single-word="false">
        <style:tab-stops/>
      </style:paragraph-properties>
      <style:text-properties style:font-name="Sylfaen" fo:font-size="10pt" style:font-size-asian="10pt" style:font-size-complex="10pt"/>
    </style:style>
    <style:style style:name="P7" style:family="paragraph" style:parent-style-name="Standard">
      <style:paragraph-properties fo:text-align="start" style:justify-single-word="false">
        <style:tab-stops/>
      </style:paragraph-properties>
      <style:text-properties style:font-name="Sylfaen" fo:font-size="10pt" style:text-underline-style="solid" style:text-underline-width="auto" style:text-underline-color="font-color" style:font-size-asian="10pt" style:font-size-complex="10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222222" fo:letter-spacing="normal" fo:font-style="normal" fo:font-weight="normal"/>
    </style:style>
    <style:style style:name="T3" style:family="text">
      <style:text-properties fo:font-size="11pt" style:font-size-asian="11pt" style:font-size-complex="11pt"/>
    </style:style>
    <style:style style:name="T4" style:family="text">
      <style:text-properties style:font-name="Sylfaen"/>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104"/><text:span text:style-name="T3">Location: Santa Cruz, CA 95060</text:span></text:p>
      <text:p text:style-name="P3">Kai Christenson</text:p>
      <text:p text:style-name="P1"><text:a xlink:type="simple" xlink:href="mailto:kai.coffee.goon@gmail.com"><text:span text:style-name="T4">kai.coffee.goon@gmail.com</text:span></text:a></text:p>
      <text:p text:style-name="P4">831-325-3220</text:p>
      <text:p text:style-name="P6"><text:tab/><text:span text:style-name="T5">Preface</text:span></text:p>
      <text:p text:style-name="P6"><text:tab/>I am a college student trying to get up on my feet and become independent. I have attended three years at Cabrillo College and am currently enrolled at UCSC working toward the school's CS: Game Design Degree. Santa Cruz has been my home for 15 years. I am independent and trying to stay afloat. Some of my positive traits are that I am a people pleaser; hard working, inquisitive, and passionate about my work. The moments when I am confronted with a complex problem <text:s/>are the instances I find most satisfying about work.</text:p>
      <text:p text:style-name="P6"/>
      <text:p text:style-name="P6"><text:tab/><text:span text:style-name="T5">Education </text:span><text:s text:c="53"/><text:span text:style-name="T5">About Me</text:span></text:p>
      <text:p text:style-name="P6"><text:tab/>Graduated Santa Cruz High <text:s text:c="24"/>I am coding an absurdest Java <text:s/>platformer game.</text:p>
      <text:p text:style-name="P6"><text:tab/>Cabrillo College 2011-2014 <text:s/>GPA 3.56 <text:s text:c="6"/>I began in winter 2011. (almost complete!)</text:p>
      <text:p text:style-name="P6"><text:tab/>UCSC <text:s/>CS <text:s/>Fall 2014-Present <text:s text:c="22"/>The movie Tron is one of my greatest inspirations. </text:p>
      <text:p text:style-name="P6"><text:s text:c="85"/>I can easily get hyped on a team project.</text:p>
      <text:p text:style-name="P6"><text:tab/><text:tab/> <text:s text:c="56"/>I am a fairly active individual who enjoys <text:s text:c="3"/><text:tab/><text:tab/><text:tab/><text:tab/><text:tab/><text:tab/><text:tab/><text:tab/> <text:s text:c="13"/>manual labor on the job. Just recently I have learned a decent <text:s/><text:tab/><text:tab/><text:tab/><text:tab/><text:tab/><text:tab/> <text:s text:c="13"/>amount about computer architecture. I plan on learning much more <text:s/><text:tab/><text:tab/><text:tab/><text:tab/><text:tab/> <text:s text:c="13"/>about data structures and algorithmic growth/consumption models <text:s/><text:tab/><text:tab/><text:tab/><text:tab/><text:tab/><text:tab/><text:tab/>in the coming quarters.</text:p>
      <text:p text:style-name="P6"><text:tab/><text:tab/></text:p>
      <text:p text:style-name="P6"><text:tab/></text:p>
      <text:p text:style-name="P6"><text:tab/><text:span text:style-name="T5">Skills</text:span> </text:p>
      <text:p text:style-name="P6"><text:tab/><text:tab/>Logistics, Interpersonal communication, waste management, programming, </text:p>
      <text:p text:style-name="P6"><text:s text:c="8"/><text:tab/><text:tab/>web development, money handling.</text:p>
      <text:p text:style-name="P6"><text:tab/><text:tab/></text:p>
      <text:p text:style-name="P6"><text:tab/><text:tab/>Languages: C++, Java, HTML/CSS, <text:s/>Python, Javascript, MIPS.</text:p>
      <text:p text:style-name="P6"><text:tab/><text:tab/> I have a general understanding of data structure composition, like Hashtables; BST, <text:s text:c="2"/><text:tab/><text:tab/><text:tab/> <text:tab/> DSF , BFS, MST, Dijkstra’s algorithm. several sorting algorithms, and a broad <text:s/><text:tab/><text:tab/><text:tab/><text:tab/><text:tab/>understanding of <text:s/>Graph Theory. Many of these algorithms I have implemented myself. I understand <text:s/><text:tab/> <text:s text:c="13"/>polymorphism and inheritance, and the philosophy that if a tool has already been built there is no <text:s text:c="13"/><text:tab/> <text:s text:c="13"/>sense in reinventing the wheel.</text:p>
      <text:p text:style-name="P6"><text:tab/><text:tab/></text:p>
      <text:p text:style-name="P6"><text:tab/><text:tab/>I have a passion for graphics software which I use for my own GUI assets, like Photoshop <text:tab/> <text:s text:c="13"/><text:tab/><text:tab/> <text:s text:c="12"/>and illustrator.</text:p>
      <text:p text:style-name="P6"/>
      <text:p text:style-name="P6"><text:s text:c="26"/>In my computer organization class I learned about the levels of abstraction from high language <text:s text:c="4"/><text:tab/><text:tab/> <text:s text:c="11"/>programs down to machine instructions and circuits. I am comfortable embedding programs written in <text:s/><text:tab/> <text:s text:c="10"/>MIPS and would greatly like to expand my knowledge of how interpreters and compilers operate. Most <text:s/><text:tab/> <text:s text:c="10"/>preferably with x86 as the assembly language used for the ISA. </text:p>
      <text:p text:style-name="P6"/>
      <text:p text:style-name="P6"><text:s text:c="23"/><text:span text:style-name="T5">Areas I would like to improve</text:span></text:p>
      <text:p text:style-name="P6"><text:tab/> <text:s text:c="9"/>scripting languages, network administration, business admin, database maintenance, contemporary <text:s/><text:tab/> <text:tab/> <text:s text:c="9"/>warehouse and shipment practices. <text:s/>Advertising methodology in Web Development.</text:p>
      <text:p text:style-name="P6"><text:s/><text:tab/><text:tab/><text:tab/></text:p>
      <text:p text:style-name="P6"><text:tab/></text:p>
      <text:p text:style-name="P6"/>
      <text:p text:style-name="P6"/>
      <text:p text:style-name="P6"/>
      <text:p text:style-name="P6"><text:soft-page-break/></text:p>
      <text:p text:style-name="P6"/>
      <text:p text:style-name="P7">Previous Work Experience:</text:p>
      <text:p text:style-name="P6"><text:tab/><text:tab/>Capitola Target Cart Attendant; </text:p>
      <text:p text:style-name="P6"><text:tab/><text:tab/>Duties:</text:p>
      <text:p text:style-name="P6"><text:tab/><text:tab/>Distributing carts and hand baskets around the store, cleaning bathrooms, taking out trash, relieving cashiers on <text:s/>breaks. taking and organizing returns on pallets, getting holds and requested products from the backroom. Collecting and organizing hangers. Greeting and Interacting with customers, Also other general logistics.</text:p>
      <text:p text:style-name="P6"/>
      <text:p text:style-name="P6"/>
      <text:p text:style-name="P6"><text:tab/>Santa Cruz County Elections Warehouse Employee:</text:p>
      <text:p text:style-name="P6"><text:tab/>Duties:</text:p>
      <text:p text:style-name="P6"><text:tab/>From 2009 to 2012 I worked seasonally as a warehouse employee. We were a distribution center that stored election material including, elections forms, voting machines, polling site material, and office supplies. We were responsible for maintaining the stock for election drives, the main office, and all the county polling sites. We also were responsible for delivering all the material. My duties were organizing items, creating packets of <text:s/>materials for delivery, going on delivery routes, and janitorial work.</text:p>
      <text:p text:style-name="P6"/>
      <text:p text:style-name="P6"><text:tab/><text:tab/></text:p>
      <text:p text:style-name="P6"/>
      <text:p text:style-name="P6"><text:tab/><text:tab/><text:tab/>References</text:p>
      <text:p text:style-name="P2"><text:span text:style-name="T4"><text:tab/><text:tab/>Steve Hodges Computer Science Prof Cabrillo </text:span><text:a xlink:type="simple" xlink:href="mailto:steve@steveh.net"><text:span text:style-name="T4">steve@steveh.net</text:span></text:a></text:p>
      <text:p text:style-name="P6"><text:tab/><text:tab/>Dorein Bach Master Mechanic: 209-628-0731</text:p>
      <text:p text:style-name="P6"><text:tab/><text:tab/>Trisha Webber Deputy County Clerk: <text:span text:style-name="T1">831-454-2409</text:span> </text:p>
      <text:p text:style-name="P6"><text:tab/><text:tab/>Target Capitola: <text:s/><text:span text:style-name="T2">831-227-2101</text:span> </text:p>
      <text:p text:style-name="P6"><text:tab/><text:tab/></text:p>
      <text:p text:style-name="P6"><text:tab/><text:tab/></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i Christenson</meta:initial-creator>
    <meta:creation-date>2014-04-29T19:30:24.73</meta:creation-date>
    <dc:date>2015-02-02T12:51:11.33</dc:date>
    <dc:creator>Kai Christenson</dc:creator>
    <meta:editing-duration>PT4H24S</meta:editing-duration>
    <meta:editing-cycles>5</meta:editing-cycles>
    <meta:generator>OpenOffice/4.0.1$Win32 OpenOffice.org_project/401m5$Build-9714</meta:generator>
    <meta:document-statistic meta:table-count="0" meta:image-count="0" meta:object-count="0" meta:page-count="2" meta:paragraph-count="42" meta:word-count="528" meta:character-count="4221"/>
  </office:meta>
</office:document-meta>
</file>